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MCU 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CU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V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V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2C1_SDA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2C1_SC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1_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1_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ART1_RX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ART1_TX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2_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2_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I1_MOSI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1_MIS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1_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1_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I1_SCK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1_NC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2_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2_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2_MOSI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2_MIS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PI2_MOS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I2_MI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I2_SCK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I2_NC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I2_S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2_NC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2_SDA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2_SC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2C2_S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2_S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_X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_X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_Y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_Y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_X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_X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_Y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_Y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_V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_D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PIO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office:annotation draw:style-name="gr1" svg:width="1.1413in" svg:height="0.7083in" svg:x="2.1327in" svg:y="2.4315in" draw:caption-point-x="-0.2402in" draw:caption-point-y="0.5945in">
              <dc:creator>Unknown Author</dc:creator>
              <dc:date>2024-10-03T00:00:00</dc:date>
              <text:p>MCU pins 2, 3, and 4 have limited output capability</text:p>
            </office:annotation>
            <text:p>2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served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PIO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4:04:43.5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22:18:47.225000000</meta:creation-date>
    <dc:date>2024-11-22T14:05:51.287000000</dc:date>
    <meta:editing-duration>PT1H41M13S</meta:editing-duration>
    <meta:editing-cycles>6</meta:editing-cycles>
    <meta:generator>LibreOffice/7.6.6.3$Windows_X86_64 LibreOffice_project/d97b2716a9a4a2ce1391dee1765565ea469b0ae7</meta:generator>
    <meta:document-statistic meta:table-count="1" meta:cell-count="198" meta:object-count="0"/>
  </office:meta>
</office:document-meta>
</file>